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0EEB9C04AE807EB4.png" manifest:media-type="image/png"/>
  <manifest:file-entry manifest:full-path="Pictures/100000000000019A00000165AB32B174B11C6DA4.png" manifest:media-type="image/png"/>
  <manifest:file-entry manifest:full-path="Pictures/10000000000003C60000013D26FBA32C3F34E79A.png" manifest:media-type="image/png"/>
  <manifest:file-entry manifest:full-path="Pictures/10000000000004D60000010759AB2578893DF6A1.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E00000103B0E19D6C230DBEE8.png" manifest:media-type="image/png"/>
  <manifest:file-entry manifest:full-path="Pictures/10000000000001C10000007D010EEFDA90FA8F5E.png" manifest:media-type="image/png"/>
  <manifest:file-entry manifest:full-path="Pictures/10000000000001A200000153C08E5236CAC1A7CA.png" manifest:media-type="image/png"/>
  <manifest:file-entry manifest:full-path="Pictures/10000000000002B000000154A04D211A424E1DD6.png" manifest:media-type="image/png"/>
  <manifest:file-entry manifest:full-path="Pictures/100000000000030500000089206A127D89F711C7.png" manifest:media-type="image/png"/>
  <manifest:file-entry manifest:full-path="Pictures/10000000000003410000008B2D39F4A7B9175355.png" manifest:media-type="image/png"/>
  <manifest:file-entry manifest:full-path="Pictures/1000000000000246000000C35F6E9A07D9444AE0.png" manifest:media-type="image/png"/>
  <manifest:file-entry manifest:full-path="Pictures/10000000000004DC00000105B840F669C9AA2E09.png" manifest:media-type="image/png"/>
  <manifest:file-entry manifest:full-path="Pictures/10000000000001C60000007D30B8EFA7013F63FB.png" manifest:media-type="image/png"/>
  <manifest:file-entry manifest:full-path="Pictures/10000000000004E0000001089D8278D8C595F991.png" manifest:media-type="image/png"/>
  <manifest:file-entry manifest:full-path="Pictures/10000000000001FA000001038DB6E4E2BE54BB25.png" manifest:media-type="image/png"/>
  <manifest:file-entry manifest:full-path="Pictures/10000000000004D80000010170E1984869B0DEF4.png" manifest:media-type="image/png"/>
  <manifest:file-entry manifest:full-path="Pictures/100000000000021B000001A547F207D8FAA1603E.png" manifest:media-type="image/png"/>
  <manifest:file-entry manifest:full-path="Pictures/10000000000003F400000054CFF8AA11A041EDC9.png" manifest:media-type="image/png"/>
  <manifest:file-entry manifest:full-path="Pictures/10000000000002B0000001195FC53691818FD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itle">
      <style:text-properties officeooo:rsid="000e3d3f" officeooo:paragraph-rsid="000e3d3f"/>
    </style:style>
    <style:style style:name="P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8"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9"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6"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87" style:family="paragraph" style:parent-style-name="Text_20_body" style:list-style-name="L1">
      <style:text-properties officeooo:rsid="000e3d3f" officeooo:paragraph-rsid="000e3d3f"/>
    </style:style>
    <style:style style:name="P88" style:family="paragraph" style:parent-style-name="Text_20_body" style:list-style-name="L2">
      <style:text-properties officeooo:rsid="00101ce7" officeooo:paragraph-rsid="00105c96"/>
    </style:style>
    <style:style style:name="P89" style:family="paragraph" style:parent-style-name="Text_20_body" style:list-style-name="L2">
      <style:text-properties officeooo:rsid="00101ce7" officeooo:paragraph-rsid="0014961a"/>
    </style:style>
    <style:style style:name="P90" style:family="paragraph" style:parent-style-name="Text_20_body" style:list-style-name="L2">
      <style:text-properties officeooo:rsid="003f4b33" officeooo:paragraph-rsid="003f4b33"/>
    </style:style>
    <style:style style:name="P91" style:family="paragraph" style:parent-style-name="Text_20_body" style:list-style-name="L3">
      <style:text-properties fo:font-style="normal" officeooo:rsid="00114d0c" officeooo:paragraph-rsid="00114d0c" style:font-style-asian="normal" style:font-style-complex="normal"/>
    </style:style>
    <style:style style:name="P92" style:family="paragraph" style:parent-style-name="Text_20_body" style:list-style-name="L5">
      <style:text-properties fo:font-style="normal" officeooo:rsid="0013a407" officeooo:paragraph-rsid="0013a407" style:font-style-asian="normal" style:font-style-complex="normal"/>
    </style:style>
    <style:style style:name="P93" style:family="paragraph" style:parent-style-name="Text_20_body" style:list-style-name="L5">
      <style:text-properties fo:font-style="normal" officeooo:rsid="0015ba89" officeooo:paragraph-rsid="0015ba89" style:font-style-asian="normal" style:font-style-complex="normal"/>
    </style:style>
    <style:style style:name="P94" style:family="paragraph" style:parent-style-name="Text_20_body" style:list-style-name="L7">
      <style:text-properties fo:font-style="normal" officeooo:rsid="001942c7" officeooo:paragraph-rsid="001942c7" style:font-style-asian="normal" style:font-style-complex="normal"/>
    </style:style>
    <style:style style:name="P95" style:family="paragraph" style:parent-style-name="Text_20_body" style:list-style-name="L10">
      <style:text-properties fo:font-style="normal" officeooo:rsid="002c4b1d" officeooo:paragraph-rsid="002c4b1d" style:font-style-asian="normal" style:font-style-complex="normal"/>
    </style:style>
    <style:style style:name="P96" style:family="paragraph" style:parent-style-name="Text_20_body" style:list-style-name="L10">
      <style:text-properties fo:font-style="normal" officeooo:rsid="002c760f" officeooo:paragraph-rsid="002c760f" style:font-style-asian="normal" style:font-style-complex="normal"/>
    </style:style>
    <style:style style:name="P97" style:family="paragraph" style:parent-style-name="Text_20_body" style:list-style-name="L13">
      <style:text-properties fo:font-style="normal" officeooo:rsid="0034317f" officeooo:paragraph-rsid="0034317f" style:font-style-asian="normal" style:font-style-complex="normal"/>
    </style:style>
    <style:style style:name="P98" style:family="paragraph" style:parent-style-name="Text_20_body" style:list-style-name="L4">
      <style:text-properties officeooo:rsid="00114d0c" officeooo:paragraph-rsid="00114d0c"/>
    </style:style>
    <style:style style:name="P99" style:family="paragraph" style:parent-style-name="Text_20_body" style:list-style-name="L4">
      <style:text-properties officeooo:rsid="00129cef" officeooo:paragraph-rsid="00467b0e"/>
    </style:style>
    <style:style style:name="P100" style:family="paragraph" style:parent-style-name="Text_20_body" style:list-style-name="L6">
      <style:text-properties officeooo:rsid="0018184d" officeooo:paragraph-rsid="0018184d"/>
    </style:style>
    <style:style style:name="P101" style:family="paragraph" style:parent-style-name="Text_20_body" style:list-style-name="L7">
      <style:text-properties officeooo:rsid="001942c7" officeooo:paragraph-rsid="001942c7"/>
    </style:style>
    <style:style style:name="P102" style:family="paragraph" style:parent-style-name="Text_20_body" style:list-style-name="L8">
      <style:text-properties officeooo:rsid="0021615e" officeooo:paragraph-rsid="0021615e"/>
    </style:style>
    <style:style style:name="P103" style:family="paragraph" style:parent-style-name="Text_20_body" style:list-style-name="L9">
      <style:text-properties officeooo:rsid="002391b4" officeooo:paragraph-rsid="002391b4"/>
    </style:style>
    <style:style style:name="P104" style:family="paragraph" style:parent-style-name="Text_20_body" style:list-style-name="L9">
      <style:text-properties officeooo:rsid="00253662" officeooo:paragraph-rsid="00253662"/>
    </style:style>
    <style:style style:name="P105" style:family="paragraph" style:parent-style-name="Text_20_body" style:list-style-name="L11">
      <style:text-properties officeooo:rsid="00447d62" officeooo:paragraph-rsid="004d61f7"/>
    </style:style>
    <style:style style:name="P106" style:family="paragraph" style:parent-style-name="Text_20_body">
      <style:text-properties officeooo:rsid="00447d62" officeooo:paragraph-rsid="00447d62"/>
    </style:style>
    <style:style style:name="P107" style:family="paragraph" style:parent-style-name="Text_20_body" style:list-style-name="L12">
      <style:text-properties officeooo:rsid="0031436e" officeooo:paragraph-rsid="0031436e"/>
    </style:style>
    <style:style style:name="P108" style:family="paragraph" style:parent-style-name="Text_20_body" style:list-style-name="L12">
      <style:text-properties officeooo:rsid="0031436e" officeooo:paragraph-rsid="00314a3e"/>
    </style:style>
    <style:style style:name="P109" style:family="paragraph" style:parent-style-name="Text_20_body" style:list-style-name="L12">
      <style:text-properties officeooo:rsid="00314a3e" officeooo:paragraph-rsid="00314a3e"/>
    </style:style>
    <style:style style:name="P110" style:family="paragraph" style:parent-style-name="Text_20_body" style:list-style-name="L13">
      <style:text-properties officeooo:rsid="0034317f" officeooo:paragraph-rsid="0034317f"/>
    </style:style>
    <style:style style:name="P111" style:family="paragraph" style:parent-style-name="Text_20_body" style:list-style-name="L14">
      <style:paragraph-properties fo:text-align="start" style:justify-single-word="false"/>
      <style:text-properties style:text-position="0% 100%" officeooo:rsid="0035e339" officeooo:paragraph-rsid="0035e339"/>
    </style:style>
    <style:style style:name="P112" style:family="paragraph" style:parent-style-name="Text_20_body" style:list-style-name="L14">
      <style:paragraph-properties fo:text-align="start" style:justify-single-word="false"/>
      <style:text-properties officeooo:rsid="0035e339" officeooo:paragraph-rsid="0035e339"/>
    </style:style>
    <style:style style:name="P113" style:family="paragraph" style:parent-style-name="Text_20_body" style:list-style-name="L15">
      <style:paragraph-properties fo:text-align="start" style:justify-single-word="false"/>
      <style:text-properties officeooo:rsid="003793f8" officeooo:paragraph-rsid="003793f8"/>
    </style:style>
    <style:style style:name="P114" style:family="paragraph" style:parent-style-name="Text_20_body">
      <style:text-properties officeooo:rsid="005061c3" officeooo:paragraph-rsid="005061c3"/>
    </style:style>
    <style:style style:name="P115" style:family="paragraph" style:parent-style-name="Text_20_body" style:list-style-name="L19">
      <style:text-properties officeooo:rsid="005061c3" officeooo:paragraph-rsid="005061c3"/>
    </style:style>
    <style:style style:name="P116" style:family="paragraph" style:parent-style-name="Text_20_body" style:list-style-name="L19">
      <style:text-properties officeooo:rsid="0050625d" officeooo:paragraph-rsid="0050625d"/>
    </style:style>
    <style:style style:name="P117" style:family="paragraph" style:parent-style-name="Text_20_body">
      <style:text-properties officeooo:rsid="0050625d" officeooo:paragraph-rsid="0050625d"/>
    </style:style>
    <style:style style:name="P118" style:family="paragraph" style:parent-style-name="Text_20_body" style:list-style-name="L20">
      <style:text-properties officeooo:rsid="0050625d" officeooo:paragraph-rsid="0050625d"/>
    </style:style>
    <style:style style:name="P119" style:family="paragraph" style:parent-style-name="Text_20_body" style:list-style-name="L21">
      <style:text-properties officeooo:rsid="0050625d" officeooo:paragraph-rsid="0050625d"/>
    </style:style>
    <style:style style:name="P120"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21"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22"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3"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4" style:family="paragraph" style:parent-style-name="Text_20_body">
      <style:paragraph-properties fo:break-before="page"/>
      <style:text-properties officeooo:rsid="0050625d" officeooo:paragraph-rsid="0050625d"/>
    </style:style>
    <style:style style:name="P125" style:family="paragraph" style:parent-style-name="Heading_20_2">
      <style:text-properties officeooo:rsid="00114d0c" officeooo:paragraph-rsid="00114d0c"/>
    </style:style>
    <style:style style:name="P126" style:family="paragraph" style:parent-style-name="Heading_20_2">
      <style:text-properties officeooo:rsid="00170b4c" officeooo:paragraph-rsid="00170b4c"/>
    </style:style>
    <style:style style:name="P127" style:family="paragraph" style:parent-style-name="Heading_20_2">
      <style:text-properties officeooo:rsid="004fa414" officeooo:paragraph-rsid="004fa414"/>
    </style:style>
    <style:style style:name="P128" style:family="paragraph" style:parent-style-name="Heading_20_2">
      <style:text-properties officeooo:rsid="0031eb82" officeooo:paragraph-rsid="0031eb82"/>
    </style:style>
    <style:style style:name="P129" style:family="paragraph" style:parent-style-name="Heading_20_2">
      <style:text-properties officeooo:rsid="0032f369" officeooo:paragraph-rsid="0032f369"/>
    </style:style>
    <style:style style:name="P130" style:family="paragraph" style:parent-style-name="Heading_20_2">
      <style:text-properties officeooo:rsid="005061c3" officeooo:paragraph-rsid="005061c3"/>
    </style:style>
    <style:style style:name="P131" style:family="paragraph" style:parent-style-name="Heading_20_2">
      <style:paragraph-properties fo:break-before="page"/>
      <style:text-properties officeooo:rsid="0021615e" officeooo:paragraph-rsid="0021615e"/>
    </style:style>
    <style:style style:name="P132" style:family="paragraph" style:parent-style-name="Heading_20_3">
      <style:text-properties officeooo:rsid="002391b4" officeooo:paragraph-rsid="002391b4"/>
    </style:style>
    <style:style style:name="P133" style:family="paragraph" style:parent-style-name="Heading_20_1">
      <style:text-properties officeooo:rsid="000e3d3f" officeooo:paragraph-rsid="000e3d3f"/>
    </style:style>
    <style:style style:name="P134" style:family="paragraph" style:parent-style-name="Heading_20_1" style:list-style-name="">
      <style:text-properties officeooo:rsid="00108423" officeooo:paragraph-rsid="00108423"/>
    </style:style>
    <style:style style:name="P135" style:family="paragraph" style:parent-style-name="Heading_20_1">
      <style:paragraph-properties fo:break-before="page"/>
      <style:text-properties officeooo:rsid="00108423" officeooo:paragraph-rsid="00108423"/>
    </style:style>
    <style:style style:name="P136" style:family="paragraph" style:parent-style-name="Heading_20_1">
      <style:paragraph-properties fo:break-before="page"/>
      <style:text-properties officeooo:rsid="0013a407" officeooo:paragraph-rsid="0013a407"/>
    </style:style>
    <style:style style:name="P137" style:family="paragraph" style:parent-style-name="Heading_20_1">
      <style:paragraph-properties fo:break-before="page"/>
      <style:text-properties officeooo:rsid="0015ba89" officeooo:paragraph-rsid="0015ba89"/>
    </style:style>
    <style:style style:name="P138" style:family="paragraph" style:parent-style-name="Heading_20_1">
      <style:paragraph-properties fo:break-before="page"/>
      <style:text-properties officeooo:rsid="0015edea" officeooo:paragraph-rsid="0015edea"/>
    </style:style>
    <style:style style:name="P139" style:family="paragraph" style:parent-style-name="Heading_20_1">
      <style:paragraph-properties fo:break-before="page"/>
      <style:text-properties officeooo:rsid="002c760f" officeooo:paragraph-rsid="002c760f"/>
    </style:style>
    <style:style style:name="P140" style:family="paragraph" style:parent-style-name="Heading_20_1">
      <style:paragraph-properties fo:break-before="page"/>
      <style:text-properties officeooo:rsid="004fa414" officeooo:paragraph-rsid="004fa414"/>
    </style:style>
    <style:style style:name="P141" style:family="paragraph" style:parent-style-name="Heading_20_1">
      <style:paragraph-properties fo:break-before="page"/>
      <style:text-properties officeooo:rsid="0031436e" officeooo:paragraph-rsid="0031436e"/>
    </style:style>
    <style:style style:name="P142" style:family="paragraph" style:parent-style-name="Heading_20_1">
      <style:paragraph-properties fo:break-before="page"/>
      <style:text-properties officeooo:rsid="004c85b0" officeooo:paragraph-rsid="004c85b0"/>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38">ReserveFund</text:span>Budget User Guide</text:p>
      <text:h text:style-name="P133"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7591997868281255780" text:style-name="L1">
        <text:list-item>
          <text:p text:style-name="P87">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87">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5459507942137353481" text:style-name="L2">
        <text:list-item>
          <text:p text:style-name="P88">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89">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90">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34" text:outline-level="1"/>
      <text:h text:style-name="P135"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7515170612837666768" text:style-name="L3">
        <text:list-item>
          <text:p text:style-name="P91">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91">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25"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8173638513235083657" text:style-name="L4">
        <text:list-item>
          <text:p text:style-name="P98">Inflation can vary and the spread between the interest earned on the reserve fund can be significantly different from year to year over ten years</text:p>
        </text:list-item>
        <text:list-item>
          <text:p text:style-name="P98">Assumptions about when maintenance work is needed can be wrong; a paint job that was expected to last seven years may be looking shoddy after six</text:p>
        </text:list-item>
        <text:list-item>
          <text:p text:style-name="P9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36" text:outline-level="1">The Structure of the Spreadsheet</text:h>
      <text:p text:style-name="P6">The spreadsheet consists of <text:span text:style-name="T22">six</text:span> <text:span text:style-name="T3">worksheets:</text:span></text:p>
      <text:list xml:id="list3503004328207767575" text:style-name="L5">
        <text:list-item>
          <text:p text:style-name="P92">An “About” worksheet that includes a copyright notice and a disclaimer</text:p>
        </text:list-item>
        <text:list-item>
          <text:p text:style-name="P92">A “Current Financials” worksheet that captures details from the previous year's (hopefully audited) financial statements and important details from the administrative budget</text:p>
        </text:list-item>
        <text:list-item>
          <text:p text:style-name="P92">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3">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2">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2">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only relevant </text:span>if you want to see precisely how this spreadsheet calculates values.</text:p>
      <text:h text:style-name="P137"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8"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Administrative <text:span text:style-name="T62">b</text:span>udget and a Reserve Fund <text:span text:style-name="T62">b</text:span>udget. The Administrative <text:span text:style-name="T62">b</text:span>udget must be prepared before the Reserve Fund <text:span text:style-name="T62">b</text:span>udget since the Reserve Fund <text:span text:style-name="T62">n</text:span>udget relies on values contained in the Administrative <text:span text:style-name="T62">b</text:span>udget. Appendix 1 gives an example of preparing an Administrative <text:span text:style-name="T62">b</text:span>udget. You can read Appendix 1 first if you want to see what is typically included in that budget.</text:p>
      <text:h text:style-name="P126" text:outline-level="2">Example 1: <text:span text:style-name="T26">The Acme Body Corporate</text:span></text:h>
      <text:p text:style-name="P30"><text:span text:style-name="T42">The </text:span>ABC have prepared their 2017/2018 <text:span text:style-name="T6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4"/>
            </table:table-cell>
            <table:table-cell table:style-name="ABCAdministrativeBudget.A1" office:value-type="float" office:value="0">
              <text:p text:style-name="P75">Amount</text:p>
            </table:table-cell>
          </table:table-row>
        </table:table-header-rows>
        <table:table-row>
          <table:table-cell table:style-name="ABCAdministrativeBudget.A2" office:value-type="float" office:value="0">
            <text:p text:style-name="P69">Repairs &amp; Maintena<text:span text:style-name="T25">n</text:span>ce</text:p>
          </table:table-cell>
          <table:table-cell table:style-name="ABCAdministrativeBudget.B2" office:value-type="string">
            <text:p text:style-name="P69">R130 000</text:p>
          </table:table-cell>
        </table:table-row>
        <table:table-row>
          <table:table-cell table:style-name="ABCAdministrativeBudget.A2" office:value-type="float" office:value="0">
            <text:p text:style-name="P69">Managing agent fees</text:p>
          </table:table-cell>
          <table:table-cell table:style-name="ABCAdministrativeBudget.B3" office:value-type="string">
            <text:p text:style-name="P69">R<text:span text:style-name="T25">73</text:span> 000</text:p>
          </table:table-cell>
        </table:table-row>
        <table:table-row>
          <table:table-cell table:style-name="ABCAdministrativeBudget.A2" office:value-type="float" office:value="0">
            <text:p text:style-name="P69">Gardening <text:span text:style-name="T25">contract</text:span></text:p>
          </table:table-cell>
          <table:table-cell table:style-name="ABCAdministrativeBudget.B4" office:value-type="string">
            <text:p text:style-name="P69">R170 000</text:p>
          </table:table-cell>
        </table:table-row>
        <table:table-row>
          <table:table-cell table:style-name="ABCAdministrativeBudget.A2" office:value-type="float" office:value="0">
            <text:p text:style-name="P70">Utilities</text:p>
          </table:table-cell>
          <table:table-cell table:style-name="ABCAdministrativeBudget.B5" office:value-type="string">
            <text:p text:style-name="P70">R135 000</text:p>
          </table:table-cell>
        </table:table-row>
        <table:table-row>
          <table:table-cell table:style-name="ABCAdministrativeBudget.A2" office:value-type="float" office:value="0">
            <text:p text:style-name="P70">Legal fees</text:p>
          </table:table-cell>
          <table:table-cell table:style-name="ABCAdministrativeBudget.B6" office:value-type="string">
            <text:p text:style-name="P70">R6 000</text:p>
          </table:table-cell>
        </table:table-row>
        <table:table-row>
          <table:table-cell table:style-name="ABCAdministrativeBudget.A2" office:value-type="float" office:value="0">
            <text:p text:style-name="P70">Security</text:p>
          </table:table-cell>
          <table:table-cell table:style-name="ABCAdministrativeBudget.B7" office:value-type="string">
            <text:p text:style-name="P70">R170 000</text:p>
          </table:table-cell>
        </table:table-row>
        <table:table-row>
          <table:table-cell table:style-name="ABCAdministrativeBudget.A2" office:value-type="float" office:value="0">
            <text:p text:style-name="P70">Auditors' fees</text:p>
          </table:table-cell>
          <table:table-cell table:style-name="ABCAdministrativeBudget.B8" office:value-type="string">
            <text:p text:style-name="P70">R16 000</text:p>
          </table:table-cell>
        </table:table-row>
        <table:table-row>
          <table:table-cell table:style-name="ABCAdministrativeBudget.A2" office:value-type="float" office:value="0">
            <text:p text:style-name="P70">Insurance</text:p>
          </table:table-cell>
          <table:table-cell table:style-name="ABCAdministrativeBudget.B9" office:value-type="string">
            <text:p text:style-name="P70">R70 000</text:p>
          </table:table-cell>
        </table:table-row>
        <table:table-row>
          <table:table-cell table:style-name="ABCAdministrativeBudget.A2" office:value-type="float" office:value="0">
            <text:p text:style-name="P70">Gardener and Caretaker salaries</text:p>
          </table:table-cell>
          <table:table-cell table:style-name="ABCAdministrativeBudget.B10" office:value-type="string">
            <text:p text:style-name="P70">R190 000</text:p>
          </table:table-cell>
        </table:table-row>
        <table:table-row>
          <table:table-cell table:style-name="ABCAdministrativeBudget.A11" office:value-type="float" office:value="0">
            <text:p text:style-name="P70">Total</text:p>
          </table:table-cell>
          <table:table-cell table:style-name="ABCAdministrativeBudget.B11" office:value-type="string">
            <text:p text:style-name="P70">R960 000</text:p>
          </table:table-cell>
        </table:table-row>
      </table:table>
      <text:p text:style-name="P30"/>
      <text:p text:style-name="P31"><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1">ABC's trustees now want to prepare a management budget. The data that they need are:</text:p>
      <text:list xml:id="list2771857589268482123" text:style-name="L6">
        <text:list-item>
          <text:p text:style-name="P100">The previous year's administrative costs (R900,000)</text:p>
        </text:list-item>
        <text:list-item text:start-value="1">
          <text:p text:style-name="P100">The current year's total administrative budge<text:span text:style-name="T39">t</text:span> (R960,000)</text:p>
        </text:list-item>
        <text:list-item>
          <text:p text:style-name="P100">The amount budgeted for Repairs &amp; Maintenance (R130,000)</text:p>
        </text:list-item>
        <text:list-item>
          <text:p text:style-name="P100"><text:soft-page-break/>The amount in the reserve fund at the start of the year (R550,000)</text:p>
        </text:list-item>
        <text:list-item>
          <text:p text:style-name="P100">An educated guess as to inflation (7%)</text:p>
        </text:list-item>
        <text:list-item>
          <text:p text:style-name="P100">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5F6E9A07D9444AE0.png" xlink:type="simple" xlink:show="embed" xlink:actuate="onLoad"/></draw:frame></text:p>
      <text:p text:style-name="P32">The actual planning now needs to start. The trustees have identified five expensive maintenance items that need to <text:span text:style-name="T39">be repaired, maintained or replaced over</text:span> the next ten years (2018-2027):</text:p>
      <text:list xml:id="list6416083621803656868" text:style-name="L7">
        <text:list-item>
          <text:p text:style-name="P101">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4">The walls of the complex are repainted every seven years and the next job will be in 2020 (and another in 2027). They estimate that currently (in 2018 Rand terms), it w<text:span text:style-name="T39">ill</text:span> cost R750,000.</text:p>
        </text:list-item>
        <text:list-item>
          <text:p text:style-name="P94">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4">ABC's caretaker tells them that the gutters and downpipes need replacing a<text:span text:style-name="T54">t a cost of</text:span> about R250,000. The trustees decide that maintenance work can be held over until 2021.</text:p>
        </text:list-item>
        <text:list-item>
          <text:p text:style-name="P94">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206A127D89F711C7.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2D39F4A7B9175355.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010EEFDA90FA8F5E.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B0E19D6C230DBEE8.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59AB2578893DF6A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C08E5236CAC1A7CA.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5">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370252590161417303" text:style-name="L8">
        <text:list-item>
          <text:p text:style-name="P102"><text:soft-page-break/>They contribute at least the minimum amounts to the reserve fund required by Section 2 of the STSMR and</text:p>
        </text:list-item>
        <text:list-item>
          <text:p text:style-name="P102">They inform the BC when presenting the budget that there will be future levy increases above the inflation rate <text:span text:style-name="T39">and have a plausible plan to get into compliance in a reasonable number of years</text:span></text:p>
        </text:list-item>
      </text:list>
      <text:p text:style-name="P37">Section 22(4) of the STSMR <text:span text:style-name="T57">Management Rules </text:span>requires <text:span text:style-name="T59">that</text:span></text:p>
      <text:p text:style-name="P65">“The trustees must report the extent to which the approved maintenance, repair and replacement plan has been implemented to each annual general meeting.”</text:p>
      <text:p text:style-name="P67"/>
      <text:p text:style-name="P67">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7">That concludes Example 1 which had a somewhat simplistic maintenance plan with only five items. The second example is more detailed <text:span text:style-name="T42">(it contains six items)</text:span>.</text:p>
      <text:p text:style-name="P67"/>
      <text:h text:style-name="P131" text:outline-level="2">Example 2: The Zenith Body Corporate</text:h>
      <text:p text:style-name="P37">T<text:span text:style-name="T30">he financial state of the Zenith Body Corporate is identical to that of the Acme Body Corporate and is captured in the </text:span><text:span text:style-name="T4">example2.ods </text:span><text:span text:style-name="T13">spreadsheet.</text:span></text:p>
      <text:h text:style-name="P132" text:outline-level="3">Drawing up a Ten Year Plan</text:h>
      <text:p text:style-name="P38">The trustees of ZBC look at the STSMR and see that the STSMR breaks down “major capital items” into eleven categories:</text:p>
      <text:list xml:id="list7817776683119791806" text:style-name="L9">
        <text:list-item>
          <text:p text:style-name="P103">Wiring, lighting and electrical systems</text:p>
        </text:list-item>
        <text:list-item>
          <text:p text:style-name="P103">Plumbing, drainage and storm-water systems</text:p>
        </text:list-item>
        <text:list-item>
          <text:p text:style-name="P103">Interior and exterior painting and waterproofing</text:p>
        </text:list-item>
        <text:list-item>
          <text:p text:style-name="P103">Parking facilities, roadways and paved areas</text:p>
        </text:list-item>
        <text:list-item>
          <text:p text:style-name="P103">Security systems and facilities</text:p>
        </text:list-item>
        <text:list-item>
          <text:p text:style-name="P103">Community and recreational facilities</text:p>
        </text:list-item>
        <text:list-item>
          <text:p text:style-name="P103">Communication and service supply systems</text:p>
        </text:list-item>
        <text:list-item>
          <text:p text:style-name="P103">Lifts</text:p>
        </text:list-item>
        <text:list-item>
          <text:p text:style-name="P103">Carpeting and furnishings</text:p>
        </text:list-item>
        <text:list-item>
          <text:p text:style-name="P103">Roofing</text:p>
        </text:list-item>
        <text:list-item>
          <text:p text:style-name="P104">Heating and cooling facilities</text:p>
        </text:list-item>
      </text:list>
      <text:p text:style-name="P39"/>
      <text:p text:style-name="P40">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0B8EFA7013F63F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B32B174B11C6DA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2547075191225342096" text:style-name="L10">
        <text:list-item>
          <text:p text:style-name="P95">What happens if the pool resurfacing needs to take place in 2018 instead of 2019?</text:p>
        </text:list-item>
        <text:list-item>
          <text:p text:style-name="P96">How much can they reduce the levies by if the pool resurfacing is never needed?</text:p>
        </text:list-item>
        <text:list-item>
          <text:p text:style-name="P95">What happens if the paint job in 2020 costs R1 million instead of R860,000?</text:p>
        </text:list-item>
        <text:list-item>
          <text:p text:style-name="P95">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9"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7605872374978172969" text:style-name="L11">
        <text:list-item>
          <text:p text:style-name="P105">The total Administrative budget</text:p>
        </text:list-item>
        <text:list-item>
          <text:p text:style-name="P105">The Repairs &amp; Maintenance line item on the Administrative budget.</text:p>
        </text:list-item>
      </text:list>
      <text:p text:style-name="P62">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7"/>
      <text:h text:style-name="P140" text:outline-level="1">Appendix 1: Creating an Administrative Budget</text:h>
      <text:p text:style-name="P63">This Appendix uses the A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2">b</text:span>udget using the example spreadsheet.</text:p>
      <text:h text:style-name="P127" text:outline-level="2">Step 1: Capture the Previous Year's (Administrative) Expenses</text:h>
      <text:p text:style-name="P11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114"><draw:frame draw:style-name="fr4" draw:name="Image21" text:anchor-type="paragraph" svg:width="5.6146in" svg:height="4.3854in" draw:z-index="22"><draw:image xlink:href="Pictures/100000000000021B000001A547F207D8FAA1603E.png" xlink:type="simple" xlink:show="embed" xlink:actuate="onLoad"/></draw:frame></text:p>
      <text:h text:style-name="P130" text:outline-level="2">Step 2: Do the Budgeting</text:h>
      <text:p text:style-name="P11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11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114">The Trustees then go through these items one-by-one and adjust them based on what other factors they feel should be taken into account. For example:</text:p>
      <text:list xml:id="list3191855199522063432" text:style-name="L19">
        <text:list-item>
          <text:p text:style-name="P115">For repairs and maintenance items, they round the figures to the nearest R500</text:p>
        </text:list-item>
        <text:list-item>
          <text:p text:style-name="P115">In the case of security, they know that there have been above inflation increases in the minimum wage applicable to the security industry so they adopt a figure larger than a naive increase based on inflation</text:p>
        </text:list-item>
        <text:list-item>
          <text:p text:style-name="P116">They assume that the price of water will go up dramatically based on a recent drought</text:p>
        </text:list-item>
      </text:list>
      <text:p text:style-name="P117"/>
      <text:p text:style-name="P117">Some of the detail from the final Administrative budget is</text:p>
      <text:p text:style-name="P117"><draw:frame draw:style-name="fr3" draw:name="Image23" text:anchor-type="paragraph" svg:width="6.9252in" svg:height="2.828in" draw:z-index="24"><draw:image xlink:href="Pictures/10000000000002B0000001195FC53691818FDD2E.png" xlink:type="simple" xlink:show="embed" xlink:actuate="onLoad"/></draw:frame></text:p>
      <text:p text:style-name="P124">For preparing the Reserve Fund budget, they need to know:</text:p>
      <text:list xml:id="list6797959580492275169" text:style-name="L20">
        <text:list-item>
          <text:p text:style-name="P118">The total Administrative Budget </text:p>
        </text:list-item>
        <text:list-item>
          <text:p text:style-name="P118">The budgeted amount for Repairs and Maintenance</text:p>
        </text:list-item>
      </text:list>
      <text:p text:style-name="P117">Those items can be seen in the “Budget Summary” worksheet</text:p>
      <text:p text:style-name="P117"><draw:frame draw:style-name="fr3" draw:name="Image24" text:anchor-type="paragraph" svg:width="6.9252in" svg:height="2.272in" draw:z-index="25"><draw:image xlink:href="Pictures/10000000000003C60000013D26FBA32C3F34E79A.png" xlink:type="simple" xlink:show="embed" xlink:actuate="onLoad"/></draw:frame></text:p>
      <text:p text:style-name="P117">The Trustees can now prepare a Reserve Fund budget based on the following amounts</text:p>
      <text:list xml:id="list1833534703231592184" text:style-name="L21">
        <text:list-item>
          <text:p text:style-name="P119">Total Administrative budget = R960,000</text:p>
        </text:list-item>
        <text:list-item>
          <text:p text:style-name="P119">Budgeted amount for Repairs &amp; Maintenance = R130,000</text:p>
        </text:list-item>
      </text:list>
      <text:h text:style-name="P141" text:outline-level="1">Appendix <text:span text:style-name="T61">2</text:span>: Assumptions of the Spreadsheet Modelling</text:h>
      <text:p text:style-name="P51">This appendix is for informational purposes - read it only if you <text:span text:style-name="T52">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2528157462975350229" text:style-name="L12">
        <text:list-item>
          <text:p text:style-name="P107">High interest rates and inflation rates adversely affect the accuracy of projections</text:p>
        </text:list-item>
        <text:list-item>
          <text:p text:style-name="P108">Legislative changes may make projections difficult. For example, if some maintenance work is labour-intensive and wages in the sector are increased significantly, the initial projections will be inaccurate</text:p>
        </text:list-item>
        <text:list-item>
          <text:p text:style-name="P109">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0"/>
      <text:h text:style-name="P128"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6525396154816741480" text:style-name="L13">
        <text:list-item>
          <text:p text:style-name="P110">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97">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29"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1">2</text:span><text:span text:style-name="T33"> = R858,675</text:span></text:p>
      <text:p text:style-name="P53"><text:span text:style-name="T33">R750,000 x (1.07)</text:span><text:span text:style-name="T31">9</text:span><text:span text:style-name="T33"> = R1,378,844</text:span></text:p>
      <text:p text:style-name="P54"><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5194188804128029222" text:style-name="L14">
        <text:list-item>
          <text:p text:style-name="P111">The estimate of inflation is imprecise and the general rate of inflation might not be applicable to the activity</text:p>
        </text:list-item>
        <text:list-item>
          <text:p text:style-name="P112"><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9" text:outline-level="2">Projecting Final Reserves</text:h>
      <text:p text:style-name="P55">The spreadsheet estimates the amount in the reserve fund at the end of each financial year (which is the same as the estimate for the initial reserves at the start of the current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8DB6E4E2BE54BB25.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7118719360771754975" text:style-name="L15">
        <text:list-item>
          <text:p text:style-name="P113">The calculation is valid only if interest is calculated and compounded annually. If interest is calculated monthly, the actual interest earned on a positive balance would be greater</text:p>
        </text:list-item>
        <text:list-item>
          <text:p text:style-name="P113">Interest rates may vary depending on the amount in the reserve fund.</text:p>
        </text:list-item>
        <text:list-item>
          <text:p text:style-name="P113">The interest earned is a function of when <text:span text:style-name="T46">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29" text:outline-level="2"><text:soft-page-break/><text:span text:style-name="T53">C</text:span>alculating <text:span text:style-name="T52">The </text:span>Re<text:span text:style-name="T53">commended R</text:span>eserve Fund <text:span text:style-name="T52">Contribution </text:span></text:h>
      <text:p text:style-name="P58">Section 22 <text:span text:style-name="T57">of the Management Rules (Annexure 1) of the STSMR </text:span>has <text:span text:style-name="T52">a </text:span>formula for calculating how much must be paid into the Reserve Fund for each item on the ten year maintenance planning:</text:p>
      <text:p text:style-name="P66">The annual contribution to the reserve fund for the maintenance, repair or replacement of each of the major capital items must be determined according to the following formula: [(estimated cost minus past contribution) divided by expected life]</text:p>
      <text:p text:style-name="P68">There are three <text:span text:style-name="T52">(hopefully minor) problems</text:span> with this:</text:p>
      <text:list xml:id="list3954741944499693435" text:style-name="L16">
        <text:list-item>
          <text:p text:style-name="P120">“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0">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21">“<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6"/>
      <text:p text:style-name="P77">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1197177429933396243" text:style-name="L17">
        <text:list-item>
          <text:p text:style-name="P122">An expense of R70,000 in the current financial year</text:p>
        </text:list-item>
        <text:list-item>
          <text:p text:style-name="P122">An expense of R300,000 in the next financial year</text:p>
        </text:list-item>
      </text:list>
      <text:p text:style-name="P83"><draw:frame draw:style-name="fr3" draw:name="Image19" text:anchor-type="paragraph" svg:width="6.9252in" svg:height="0.5744in" draw:z-index="18"><draw:image xlink:href="Pictures/10000000000003F400000054CFF8AA11A041EDC9.png" xlink:type="simple" xlink:show="embed" xlink:actuate="onLoad"/></draw:frame></text:p>
      <text:p text:style-name="P83">Both of these items should have appeared in ten year plans in the past:</text:p>
      <text:list xml:id="list2085274851661701999" text:style-name="L18">
        <text:list-item>
          <text:p text:style-name="P123">The first item should have been in the previous 9 plans, so we should have collected money to cover 90% of the cost already</text:p>
        </text:list-item>
        <text:list-item>
          <text:p text:style-name="P123">The second item should have appeared in 8 previous plans, so the reserve should already contain 80% of the money needed for this capital item. </text:p>
        </text:list-item>
      </text:list>
      <text:p text:style-name="P78"><text:soft-page-break/></text:p>
      <text:p text:style-name="P79">So, <text:span text:style-name="T52">ideally,</text:span> the amount in the reserve fund should be <text:span text:style-name="T52">at least</text:span></text:p>
      <text:p text:style-name="P80">90% x R70,000 + 80% x R300,000</text:p>
      <text:p text:style-name="P80">= R63,000 + R240,000 = R303,000</text:p>
      <text:p text:style-name="P81">Now suppose that we have only R100,000 in the reserve fund, i.e. we have only <text:span text:style-name="T48">0.33 </text:span>of the required amount.</text:p>
      <text:p text:style-name="P81"/>
      <text:p text:style-name="P81"><text:span text:style-name="T52">Using the factor 0.33, we</text:span> <text:span text:style-name="T52">calculate</text:span> that instead of having contributed R63,000 towards the electric fence, only</text:p>
      <text:p text:style-name="P80">0.33 x R63,000 = R20,792</text:p>
      <text:p text:style-name="P81">has been contributed.</text:p>
      <text:p text:style-name="P81"/>
      <text:p text:style-name="P81">Similarly instead of having contributed R240,000 towards the paint job, we have only contributed</text:p>
      <text:p text:style-name="P80">0.33 x R240,000 = R79,208</text:p>
      <text:p text:style-name="P81">for this capital item <text:span text:style-name="T52">in</text:span> the reserve fund.</text:p>
      <text:p text:style-name="P81"/>
      <text:p text:style-name="P81">Now, using the formula from the STSMR, we need to calculate how much should ideally be contributed in this financial year for each of these two items. For the first item we must contribute</text:p>
      <text:p text:style-name="P80"><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81">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81"/>
      <text:p text:style-name="P81">Similarly we calculate that we should collect</text:p>
      <text:p text:style-name="P80"><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2">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2">So the total <text:s/>contributions that we must ideally collect in the current financial year is R110,396 + R49,208 = R159,604.</text:p>
      <text:p text:style-name="P82"/>
      <text:p text:style-name="P82"><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4"/>
      <text:p text:style-name="P84"><draw:frame draw:style-name="fr4" draw:name="Image20" text:anchor-type="paragraph" svg:width="4.6457in" svg:height="1.2398in" draw:z-index="21"><draw:image xlink:href="Pictures/10000000000001BE000000770EEB9C04AE807EB4.png" xlink:type="simple" xlink:show="embed" xlink:actuate="onLoad"/></draw:frame></text:p>
      <text:p text:style-name="P84"/>
      <text:p text:style-name="P84"/>
      <text:p text:style-name="P84"/>
      <text:p text:style-name="P84"/>
      <text:p text:style-name="P85">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5"/>
      <text:p text:style-name="P85">If you read <text:span text:style-name="T55">all the way </text:span>to the end of this user guide:</text:p>
      <text:p text:style-name="P86">Congratulations. </text:p>
      <text:p text:style-name="P86"/>
      <text:h text:style-name="P142"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3">Version</text:p>
          </table:table-cell>
          <table:table-cell table:style-name="RevisionHistory.B1" office:value-type="float" office:value="0">
            <text:p text:style-name="P73">Date</text:p>
          </table:table-cell>
          <table:table-cell table:style-name="RevisionHistory.C1" office:value-type="float" office:value="0">
            <text:p text:style-name="P73">Changes</text:p>
          </table:table-cell>
        </table:table-row>
        <table:table-row>
          <table:table-cell table:style-name="RevisionHistory.A2" office:value-type="float" office:value="0">
            <text:p text:style-name="P72">1.0.0</text:p>
          </table:table-cell>
          <table:table-cell table:style-name="RevisionHistory.B2" office:value-type="string">
            <text:p text:style-name="P72">April 2017</text:p>
          </table:table-cell>
          <table:table-cell table:style-name="RevisionHistory.C2">
            <text:p text:style-name="P71"/>
          </table:table-cell>
        </table:table-row>
        <table:table-row>
          <table:table-cell table:style-name="RevisionHistory.A3" office:value-type="float" office:value="0">
            <text:p text:style-name="P72">1.1.0</text:p>
          </table:table-cell>
          <table:table-cell table:style-name="RevisionHistory.B3" office:value-type="string">
            <text:p text:style-name="P72"><text:span text:style-name="T61">1 </text:span>May 2017</text:p>
          </table:table-cell>
          <table:table-cell table:style-name="RevisionHistory.C3" office:value-type="string">
            <text:p text:style-name="P72">Budget summary displays percentage of the total budget that goes into the reserve fund.</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08T11:22:34.647872002</dc:date>
    <meta:editing-duration>PT11H37M39S</meta:editing-duration>
    <meta:editing-cycles>51</meta:editing-cycles>
    <meta:generator>LibreOffice/5.0.6.2$Linux_X86_64 LibreOffice_project/00$Build-2</meta:generator>
    <meta:document-statistic meta:table-count="2" meta:image-count="24" meta:object-count="2" meta:page-count="27" meta:paragraph-count="244" meta:word-count="6725" meta:character-count="39518" meta:non-whitespace-character-count="33075"/>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